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7cm"/>
    </style:style>
    <style:style style:name="ro1" style:family="table-row">
      <style:table-row-properties style:row-height="0.46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ydride</text:p>
          </table:table-cell>
          <table:table-cell office:value-type="string" calcext:value-type="string">
            <text:p>atoms/cell</text:p>
          </table:table-cell>
          <table:table-cell office:value-type="string" calcext:value-type="string">
            <text:p><text:span text:style-name="T1">E</text:span> (Ry)</text:p>
          </table:table-cell>
          <table:table-cell office:value-type="string" calcext:value-type="string">
            <text:p><text:span text:style-name="T1">E</text:span><text:span text:style-name="T2">form</text:span> (eV/atom)</text:p>
          </table:table-cell>
        </table:table-row>
        <table:table-row table:style-name="ro2">
          <table:table-cell office:value-type="string" calcext:value-type="string">
            <text:p>NaH</text:p>
          </table:table-cell>
          <table:table-cell office:value-type="float" office:value="2" calcext:value-type="float">
            <text:p>2</text:p>
          </table:table-cell>
          <table:table-cell office:value-type="float" office:value="-96.54064924" calcext:value-type="float">
            <text:p>-96,540649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H3</text:p>
          </table:table-cell>
          <table:table-cell office:value-type="float" office:value="16" calcext:value-type="float">
            <text:p>16</text:p>
          </table:table-cell>
          <table:table-cell office:value-type="float" office:value="-39.61381023" calcext:value-type="float">
            <text:p>-39,613810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aBH4</text:p>
          </table:table-cell>
          <table:table-cell office:value-type="float" office:value="12" calcext:value-type="float">
            <text:p>12</text:p>
          </table:table-cell>
          <table:table-cell office:value-type="float" office:value="-213.09996724" calcext:value-type="float">
            <text:p>-213,09996724</text:p>
          </table:table-cell>
          <table:table-cell table:formula="of:=+13.606*([.C4]-[.C3]/2-2*[.C2])/12" office:value-type="float" office:value="-0.240104679489188" calcext:value-type="float">
            <text:p>-0,240104679489188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aH</text:p>
          </table:table-cell>
          <table:table-cell office:value-type="float" office:value="2" calcext:value-type="float">
            <text:p>2</text:p>
          </table:table-cell>
          <table:table-cell office:value-type="float" office:value="-96.54064924" calcext:value-type="float">
            <text:p>-96,540649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aH3</text:p>
          </table:table-cell>
          <table:table-cell office:value-type="float" office:value="4" calcext:value-type="float">
            <text:p>4</text:p>
          </table:table-cell>
          <table:table-cell office:value-type="float" office:value="-281.21444059" calcext:value-type="float">
            <text:p>-281,214440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aGaH4</text:p>
          </table:table-cell>
          <table:table-cell office:value-type="float" office:value="12" calcext:value-type="float">
            <text:p>12</text:p>
          </table:table-cell>
          <table:table-cell office:value-type="float" office:value="-755.96382674" calcext:value-type="float">
            <text:p>-755,96382674</text:p>
          </table:table-cell>
          <table:table-cell table:formula="of:=+13.606*([.C8]-2*[.C7]-2*[.C6])/12" office:value-type="float" office:value="-0.514360180873329" calcext:value-type="float">
            <text:p>-0,5143601808733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20:51:22.450321661</meta:creation-date>
    <meta:generator>LibreOffice/7.3.7.2$Linux_X86_64 LibreOffice_project/30$Build-2</meta:generator>
    <dc:date>2023-11-28T20:07:26.621423327</dc:date>
    <meta:editing-duration>PT37M24S</meta:editing-duration>
    <meta:editing-cycles>26</meta:editing-cycles>
    <meta:document-statistic meta:table-count="1" meta:cell-count="28" meta:object-count="0"/>
  </office:meta>
</office:document-meta>
</file>